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FF4000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FF8000" style:repeat-content="false"/>
      <style:paragraph-properties fo:text-align="start" fo:margin-left="0cm"/>
      <style:text-properties fo:font-size="14pt" style:font-size-asian="14pt" style:font-size-complex="14pt"/>
    </style:style>
    <style:style style:name="co1" style:family="table-column">
      <style:table-column-properties fo:break-before="auto" style:column-width="15.6897916666667cm"/>
    </style:style>
    <style:style style:name="co2" style:family="table-column">
      <style:table-column-properties fo:break-before="auto" style:column-width="8.70479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10">
            <text:p>Requisito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Classificação</text:p>
          </table:table-cell>
          <table:table-cell office:value-type="string" table:style-name="ce10">
            <text:p>Statu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riar repositório no Github</text:p>
          </table:table-cell>
          <table:table-cell office:value-type="string" table:style-name="ce3">
            <text:p>Criar repositório no Github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azer prototipagem da tela inicial</text:p>
          </table:table-cell>
          <table:table-cell office:value-type="string" table:style-name="ce6">
            <text:p>Fazer prototipagem por meio da plataforma excalidraw</text:p>
          </table:table-cell>
          <table:table-cell office:value-type="string" table:style-name="ce7">
            <text:p>Importante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azer prototipagem da tela do mini-game</text:p>
          </table:table-cell>
          <table:table-cell office:value-type="string" table:style-name="ce6">
            <text:p>Fazer prototipagem por meio da plataforma excalidraw</text:p>
          </table:table-cell>
          <table:table-cell office:value-type="string" table:style-name="ce7">
            <text:p>Importante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azer prototipagem da tela das dashboards</text:p>
          </table:table-cell>
          <table:table-cell office:value-type="string" table:style-name="ce6">
            <text:p>Fazer prototipagem por meio da plataforma excalidraw</text:p>
          </table:table-cell>
          <table:table-cell office:value-type="string" table:style-name="ce7">
            <text:p>Importante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azer prototipagem da tela Sobre mim</text:p>
          </table:table-cell>
          <table:table-cell office:value-type="string" table:style-name="ce6">
            <text:p>Fazer prototipagem por meio da plataforma excalidraw</text:p>
          </table:table-cell>
          <table:table-cell office:value-type="string" table:style-name="ce7">
            <text:p>Importante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azer prototipagem da tela do Quiz</text:p>
          </table:table-cell>
          <table:table-cell office:value-type="string" table:style-name="ce6">
            <text:p>Fazer prototipagem por meio da plataforma excalidraw</text:p>
          </table:table-cell>
          <table:table-cell office:value-type="string" table:style-name="ce7">
            <text:p>Importante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tela de cadastro</text:p>
          </table:table-cell>
          <table:table-cell office:value-type="string" table:style-name="ce6">
            <text:p>Fazer tela de cadastro junto à lógica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tela de login</text:p>
          </table:table-cell>
          <table:table-cell office:value-type="string" table:style-name="ce6">
            <text:p>Fazer tela de login junto à lógica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tela Sobre mim</text:p>
          </table:table-cell>
          <table:table-cell office:value-type="string" table:style-name="ce6">
            <text:p>Fazer tela Sobre mim junto à lógica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tela Mini game</text:p>
          </table:table-cell>
          <table:table-cell office:value-type="string" table:style-name="ce6">
            <text:p>Fazer tela Mini game junto à lógica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tela Quiz</text:p>
          </table:table-cell>
          <table:table-cell office:value-type="string" table:style-name="ce6">
            <text:p>Fazer tela Quiz no mysql workbench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tela Index</text:p>
          </table:table-cell>
          <table:table-cell office:value-type="string" table:style-name="ce6">
            <text:p>Fazer tela Index no mysql workbench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modelagem física</text:p>
          </table:table-cell>
          <table:table-cell office:value-type="string" table:style-name="ce6">
            <text:p>Fazer modelagem física no mysql workbench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azer modelagem lógica</text:p>
          </table:table-cell>
          <table:table-cell office:value-type="string" table:style-name="ce6">
            <text:p>Fazer modelagem lógica no mysql workbench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Implementar api web data viz no projeto</text:p>
          </table:table-cell>
          <table:table-cell office:value-type="string" table:style-name="ce6">
            <text:p>Implementar api web data viz no projeto, trocando e adicionado valores para respeitar a minha regra de negócio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Implementar inserção de arte marcial preferida no banco de dados</text:p>
          </table:table-cell>
          <table:table-cell office:value-type="string" table:style-name="ce6">
            <text:p>Implementar inserção de arte marcial preferida no banco de dados, trocando e adicionado valores para respeitar a minha regra de negócio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riar dashboard de preferência de luta e visualizar com SELECT</text:p>
          </table:table-cell>
          <table:table-cell office:value-type="string" table:style-name="ce6">
            <text:p>Fazer exibir o gráfico de rosquinha de preferência de lutas de usuário por meio de um select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riar tabela para registrar respostas do quiz</text:p>
          </table:table-cell>
          <table:table-cell office:value-type="string" table:style-name="ce6">
            <text:p>Criar tabelas no mysql workbench que represente a regra de negócio do quiz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riar tela de quiz com as perguntas</text:p>
          </table:table-cell>
          <table:table-cell office:value-type="string" table:style-name="ce6">
            <text:p>Criar tela de quiz com as perguntas, trocando e adicionado valores para respeitar a minha regra de negócio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Incrementar o banco de dados e gerar uma visualização de respostas do quiz ao usuário</text:p>
          </table:table-cell>
          <table:table-cell office:value-type="string" table:style-name="ce6">
            <text:p>Criar a lógica para que gráficos relacionados ao quiz apareça na tela por meio de um select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riar tabela para registrar os resultados do mini game</text:p>
          </table:table-cell>
          <table:table-cell office:value-type="string" table:style-name="ce6">
            <text:p>Criar tabela para registrar os resultados do mini game, trocando e adicionado valores para respeitar a minha regra de negócio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Incrementar banco de dados com os resultados das partidas e criar SELECTs para a dashboard</text:p>
          </table:table-cell>
          <table:table-cell office:value-type="string" table:style-name="ce6">
            <text:p>Fazer exibir o gráfico de rosquinha de dados com os resultados das partidas e lutas de usuário por meio de um dashboard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Inserir informações conteudistas nas páginas</text:p>
          </table:table-cell>
          <table:table-cell office:value-type="string" table:style-name="ce6">
            <text:p>Trocar elementos de textos com lorem ipsum de teste do site e colocar conteúdos informativos</text:p>
          </table:table-cell>
          <table:table-cell office:value-type="string" table:style-name="ce4">
            <text:p>Essencial</text:p>
          </table:table-cell>
          <table:table-cell office:value-type="string" table:style-name="ce5">
            <text:p>Concluído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Fazer documentação</text:p>
          </table:table-cell>
          <table:table-cell office:value-type="string" table:style-name="ce6">
            <text:p>Realizar documentação com a maioria dos tópicos de TI, além de adicionar itens a mais que diz sobre mim</text:p>
          </table:table-cell>
          <table:table-cell office:value-type="string" table:style-name="ce4">
            <text:p>Essencial</text:p>
          </table:table-cell>
          <table:table-cell office:value-type="string" table:style-name="ce7">
            <text:p>Fazend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zer KPI</text:p>
          </table:table-cell>
          <table:table-cell office:value-type="string" table:style-name="ce6">
            <text:p>Adicionar KPI's à tela de dashboards</text:p>
          </table:table-cell>
          <table:table-cell office:value-type="string" table:style-name="ce4">
            <text:p>Essencial</text:p>
          </table:table-cell>
          <table:table-cell office:value-type="string" table:style-name="ce8">
            <text:p>A fazer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dicionar regra de negócio de cadastro</text:p>
          </table:table-cell>
          <table:table-cell office:value-type="string" table:style-name="ce6">
            <text:p>Incluir lógica para evitar que cadastro duplicados sejam inválidos</text:p>
          </table:table-cell>
          <table:table-cell office:value-type="string" table:style-name="ce9">
            <text:p>Desejável</text:p>
          </table:table-cell>
          <table:table-cell office:value-type="string" table:style-name="ce8">
            <text:p>A fazer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dicionar banco de dados à VM</text:p>
          </table:table-cell>
          <table:table-cell office:value-type="string" table:style-name="ce6">
            <text:p>Adicionar banco de dados à VM, trocando a porta para 3307, e criando a conexão no workbench</text:p>
          </table:table-cell>
          <table:table-cell office:value-type="string" table:style-name="ce4">
            <text:p>Essencial</text:p>
          </table:table-cell>
          <table:table-cell office:value-type="string" table:style-name="ce8">
            <text:p>A fazer</text:p>
          </table:table-cell>
          <table:table-cell table:number-columns-repeated="16380"/>
        </table:table-row>
        <table:table-row table:number-rows-repeated="104854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Meki</meta:initial-creator>
    <dc:creator>RAFAEL MECHI DE OLIVEIRA .</dc:creator>
    <meta:creation-date>2025-05-29T10:51:19Z</meta:creation-date>
    <dc:date>2025-05-30T00:37:52Z</dc:date>
    <meta:editing-cycles>1</meta:editing-cycles>
    <meta:editing-duration>PT2804S</meta:editing-duration>
  </office:meta>
</office:document-meta>
</file>